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71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5.535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ackground-color="#66cc99"/>
    </style:style>
  </office:automatic-styles>
  <office:body>
    <office:spreadsheet>
      <table:table table:name="psu_consid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ower source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9-72 V -&gt; 5V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36-72 V -&gt; 12V</text:p>
          </table:table-cell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18-75 V – 12V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E 48V -&gt; 12V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ndy regulat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rect (12V system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20 V (TNEB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20 V (UPS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20 V (TNEB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20 V (UPS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Combination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uino ON</text:p>
          </table:table-cell>
          <table:table-cell office:value-type="string" calcext:value-type="string">
            <text:p>220V required</text:p>
          </table:table-cell>
        </table:table-row>
        <table:table-row table:style-name="ro2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16:.D16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17:.D17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table:formula="of:=[.A3]" office:value-type="string" office:string-value="36-72 V -&gt; 12V" calcext:value-type="string">
            <text:p>36-72 V -&gt; 12V</text:p>
          </table:table-cell>
          <table:table-cell table:formula="of:=[.B3]" office:value-type="float" office:value="717" calcext:value-type="float">
            <text:p>717</text:p>
          </table:table-cell>
          <table:table-cell table:number-columns-repeated="2"/>
          <table:table-cell table:style-name="ce2" table:formula="of:=SUM([.B18:.D18])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formula="of:=[.A4]" office:value-type="string" office:string-value="18-75 V – 12V" calcext:value-type="string">
            <text:p>18-75 V – 12V</text:p>
          </table:table-cell>
          <table:table-cell table:formula="of:=[.B4]" office:value-type="float" office:value="846" calcext:value-type="float">
            <text:p>846</text:p>
          </table:table-cell>
          <table:table-cell table:number-columns-repeated="2"/>
          <table:table-cell table:style-name="ce3" table:formula="of:=SUM([.B19:.D19])" office:value-type="float" office:value="846" calcext:value-type="float">
            <text:p>846</text:p>
          </table:table-cell>
          <table:table-cell table:style-name="ce4"/>
          <table:table-cell table:number-columns-repeated="3"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formula="of:=[.A5]" office:value-type="string" office:string-value="PoE 48V -&gt; 12V" calcext:value-type="string">
            <text:p>PoE 48V -&gt; 12V</text:p>
          </table:table-cell>
          <table:table-cell table:formula="of:=[.B5]" office:value-type="float" office:value="540" calcext:value-type="float">
            <text:p>540</text:p>
          </table:table-cell>
          <table:table-cell table:number-columns-repeated="2"/>
          <table:table-cell table:style-name="ce4" table:formula="of:=SUM([.B20:.D20])" office:value-type="float" office:value="540" calcext:value-type="float">
            <text:p>540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number-columns-repeated="2"/>
          <table:table-cell table:style-name="ce3" table:formula="of:=SUM([.B21:.D21])" office:value-type="float" office:value="180" calcext:value-type="float">
            <text:p>180</text:p>
          </table:table-cell>
          <table:table-cell table:style-name="ce4" office:value-type="string" calcext:value-type="string">
            <text:p>Y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number-columns-repeated="2"/>
          <table:table-cell table:style-name="ce3" table:formula="of:=SUM([.B22:.D22])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formula="of:=[.A10]" office:value-type="string" office:string-value="220 V (TNEB) -&gt; 12V (also Arduino)" calcext:value-type="string">
            <text:p>220 V (TNEB) -&gt; 12V (also Arduino)</text:p>
          </table:table-cell>
          <table:table-cell table:formula="of:=[.B10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3:.D23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table:formula="of:=[.A11]" office:value-type="string" office:string-value="220 V (UPS) -&gt; 12V (also Arduino)" calcext:value-type="string">
            <text:p>220 V (UPS) -&gt; 12V (also Arduino)</text:p>
          </table:table-cell>
          <table:table-cell table:formula="of:=[.B11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4:.D24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4"/>
          <table:table-cell table:style-name="ce4" table:formula="of:=SUM([.B25:.D25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</table:table-row>
        <table:table-row table:style-name="ro2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2" table:formula="of:=SUM([.B26:.D26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2" table:formula="of:=SUM([.B27:.D27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28:.D28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29:.D29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4"/>
          <table:table-cell table:style-name="ce3" office:value-type="string" calcext:value-type="string">
            <text:p>Chosen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2" office:value-type="string" calcext:value-type="string">
            <text:p>Second choice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1" office:value-type="string" calcext:value-type="string">
            <text:p>No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5:49:18.132004941</meta:creation-date>
    <dc:date>2018-04-21T15:49:33.367417362</dc:date>
    <meta:editing-duration>PT15S</meta:editing-duration>
    <meta:editing-cycles>1</meta:editing-cycles>
    <meta:document-statistic meta:table-count="1" meta:cell-count="139" meta:object-count="0"/>
    <meta:generator>LibreOffice/4.3.3.2$Linux_X86_64 LibreOffice_project/430m0$Build-2</meta:generator>
  </office:meta>
</office:document-meta>
</file>